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D700000B6F1D65EEA2.png" manifest:media-type="image/png"/>
  <manifest:file-entry manifest:full-path="Pictures/10000201000007D700000A5CDECC337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ouvenir" svg:font-family="Souvenir" style:font-adornments="Bold" style:font-pitch="variable"/>
    <style:font-face style:name="Space Ranger" svg:font-family="'Space Range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28d322" officeooo:paragraph-rsid="000beb67"/>
    </style:style>
    <style:style style:name="P2" style:family="paragraph" style:parent-style-name="Standard" style:master-page-name="Character_20_Record_20_Sheet">
      <style:paragraph-properties fo:text-align="center" style:justify-single-word="false" style:page-number="auto"/>
      <style:text-properties style:font-name="Space Ranger" fo:font-size="32pt" officeooo:rsid="03749df9" officeooo:paragraph-rsid="000beb67" style:font-size-asian="32pt" style:font-size-complex="32pt"/>
    </style:style>
    <style:style style:name="P3" style:family="paragraph" style:parent-style-name="Heading_20_1">
      <style:paragraph-properties fo:text-align="center" style:justify-single-word="false"/>
      <style:text-properties fo:font-size="13pt" fo:font-weight="normal" officeooo:paragraph-rsid="000beb67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en Adventure</text:p>
      <text:h text:style-name="P3" text:outline-level="1"><text:bookmark-start text:name="__RefHeading__21296_474914998"/>Character Record Sheet<text:bookmark-end text:name="__RefHeading__21296_474914998"/></text:h>
      <text:p text:style-name="P1"><draw:frame draw:style-name="fr1" draw:name="Image1" text:anchor-type="paragraph" svg:width="6.6874in" svg:height="8.8362in" draw:z-index="1"><draw:image xlink:href="Pictures/10000201000007D700000A5CDECC337A.png" xlink:type="simple" xlink:show="embed" xlink:actuate="onLoad"/></draw:frame></text:p>
      <text:p text:style-name="P1"/>
      <text:p text:style-name="P1"><draw:frame draw:style-name="fr1" draw:name="Image2" text:anchor-type="paragraph" svg:width="6.6874in" svg:height="9.7528in" draw:z-index="0"><draw:image xlink:href="Pictures/10000201000007D700000B6F1D65EEA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Souvenir" svg:font-family="Souvenir" style:font-adornments="Bold" style:font-pitch="variable"/>
    <style:font-face style:name="Space Ranger" svg:font-family="'Space Range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loext:contextual-spacing="false"/>
      <style:text-properties style:font-name="Souvenir" fo:font-family="Souvenir" style:font-style-name="Bold" style:font-pitch="variable" fo:font-size="130%" fo:font-weight="bold" style:font-size-asian="130%" style:font-weight-asian="bold" style:font-size-complex="130%" style:font-weight-complex="6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902in" fo:margin-bottom="0.7902in" fo:margin-left="0.7902in" fo:margin-right="0.79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haracter_20_Record_20_Sheet" style:display-name="Character Record Sheet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5T11:05:46.604908491</meta:creation-date>
    <dc:date>2015-04-21T06:42:29.161193488</dc:date>
    <meta:editing-duration>PT5M29S</meta:editing-duration>
    <meta:editing-cycles>6</meta:editing-cycles>
    <meta:generator>LibreOffice/4.4.2.2$Linux_X86_64 LibreOffice_project/40m0$Build-2</meta:generator>
    <meta:document-statistic meta:table-count="0" meta:image-count="2" meta:object-count="0" meta:page-count="2" meta:paragraph-count="2" meta:word-count="5" meta:character-count="36" meta:non-whitespace-character-count="33"/>
  </office:meta>
</office:document-meta>
</file>